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78cm"/>
    </style:style>
    <style:style style:name="co2" style:family="table-column">
      <style:table-column-properties fo:break-before="auto" style:column-width="3.993cm"/>
    </style:style>
    <style:style style:name="co3" style:family="table-column">
      <style:table-column-properties fo:break-before="auto" style:column-width="4.157cm"/>
    </style:style>
    <style:style style:name="co4" style:family="table-column">
      <style:table-column-properties fo:break-before="auto" style:column-width="3.738cm"/>
    </style:style>
    <style:style style:name="co5" style:family="table-column">
      <style:table-column-properties fo:break-before="auto" style:column-width="3.61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0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00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8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e86ae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order-bottom="0.74pt solid #000000" fo:background-color="#ffff00" fo:border-left="none" fo:border-right="none" fo:border-top="0.74pt solid #000000"/>
      <style:text-properties fo:font-size="14pt" style:font-size-asian="14pt" style:font-size-complex="14pt"/>
    </style:style>
    <style:style style:name="ce14" style:family="table-cell" style:parent-style-name="Default" style:data-style-name="N3"/>
    <style:style style:name="ce15" style:family="table-cell" style:parent-style-name="Default" style:data-style-name="N3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">
      <style:text-properties fo:font-size="12pt" style:font-size-asian="12pt" style:font-size-complex="12pt"/>
    </style:style>
    <style:style style:name="ce17" style:family="table-cell" style:parent-style-name="Default" style:data-style-name="N3">
      <style:table-cell-properties fo:background-color="#ff8000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>
      <style:table-cell-properties fo:background-color="#8e86a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ffff00" fo:border-left="none" fo:border-right="none" fo:border-top="0.74pt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2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8e86ae"/>
    </style:style>
    <style:style style:name="ce26" style:family="table-cell" style:parent-style-name="Default">
      <style:table-cell-properties fo:background-color="#dee6ef" fo:border="0.74pt solid #000000"/>
      <style:text-properties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ultiChem Charger Memory Map</text:p>
          </table:table-cell>
          <table:covered-table-cell table:style-name="ce13"/>
          <table:covered-table-cell table:style-name="ce4"/>
          <table:covered-table-cell table:style-name="ce5"/>
          <table:table-cell table:number-columns-repeated="5"/>
        </table:table-row>
        <table:table-row table:style-name="ro2">
          <table:table-cell table:number-columns-repeated="9"/>
        </table:table-row>
        <table:table-row table:style-name="ro3">
          <table:table-cell table:style-name="ce8" office:value-type="string" calcext:value-type="string">
            <text:p>Parameter</text:p>
          </table:table-cell>
          <table:table-cell table:style-name="ce15" office:value-type="string" calcext:value-type="string">
            <text:p>Used bytes</text:p>
          </table:table-cell>
          <table:table-cell table:style-name="ce8" office:value-type="string" calcext:value-type="string">
            <text:p>Address </text:p>
          </table:table-cell>
          <table:table-cell table:style-name="ce2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apacitance Cycle 1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apacitance Cycle 2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2"/>
          <table:table-cell table:style-name="ce26" office:value-type="string" calcext:value-type="string">
            <text:p>MAX MEMORY [Bytes]</text:p>
          </table:table-cell>
          <table:table-cell table:style-name="ce26" office:value-type="float" office:value="524288" calcext:value-type="float">
            <text:p>524288</text:p>
          </table:table-cell>
        </table:table-row>
        <table:table-row table:style-name="ro3">
          <table:table-cell table:style-name="ce3" office:value-type="string" calcext:value-type="string">
            <text:p>Capacitance Cycle 3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apacitance Cycle 4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Batt Type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3"/>
          <table:table-cell table:style-name="ce16"/>
          <table:table-cell table:style-name="ce3" table:number-columns-repeated="3"/>
          <table:table-cell table:number-columns-repeated="4"/>
        </table:table-row>
        <table:table-row table:style-name="ro3">
          <table:table-cell table:style-name="ce8" office:value-type="string" calcext:value-type="string">
            <text:p>Parameter</text:p>
          </table:table-cell>
          <table:table-cell table:style-name="ce15" office:value-type="string" calcext:value-type="string">
            <text:p>Used bytes</text:p>
          </table:table-cell>
          <table:table-cell table:style-name="ce8" office:value-type="string" calcext:value-type="string">
            <text:p>Address Li-Ion</text:p>
          </table:table-cell>
          <table:table-cell table:style-name="ce8" office:value-type="string" calcext:value-type="string">
            <text:p>Address PB</text:p>
          </table:table-cell>
          <table:table-cell table:style-name="ce8" office:value-type="string" calcext:value-type="string">
            <text:p>Address NI-MH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ell Count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33]+[.B11]" office:value-type="float" office:value="51" calcext:value-type="float">
            <text:p>51</text:p>
          </table:table-cell>
          <table:table-cell table:style-name="ce3" table:formula="of:=[.D33]+[.B11]" office:value-type="float" office:value="93" calcext:value-type="float">
            <text:p>9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ode</text:p>
          </table:table-cell>
          <table:table-cell table:style-name="ce16" office:value-type="float" office:value="1" calcext:value-type="float">
            <text:p>1</text:p>
          </table:table-cell>
          <table:table-cell table:style-name="ce3" table:formula="of:=[.C11]+[.B11]" office:value-type="float" office:value="11" calcext:value-type="float">
            <text:p>11</text:p>
          </table:table-cell>
          <table:table-cell table:style-name="ce3" table:formula="of:=[.D11]+[.B12]" office:value-type="float" office:value="52" calcext:value-type="float">
            <text:p>52</text:p>
          </table:table-cell>
          <table:table-cell table:style-name="ce3" table:formula="of:=[.E11]+[.B12]" office:value-type="float" office:value="94" calcext:value-type="float">
            <text:p>9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ycle</text:p>
          </table:table-cell>
          <table:table-cell table:style-name="ce16" office:value-type="float" office:value="1" calcext:value-type="float">
            <text:p>1</text:p>
          </table:table-cell>
          <table:table-cell table:style-name="ce3" table:formula="of:=[.C12]+[.B12]" office:value-type="float" office:value="12" calcext:value-type="float">
            <text:p>12</text:p>
          </table:table-cell>
          <table:table-cell table:style-name="ce3" table:formula="of:=[.D12]+[.B13]" office:value-type="float" office:value="53" calcext:value-type="float">
            <text:p>53</text:p>
          </table:table-cell>
          <table:table-cell table:style-name="ce3" table:formula="of:=[.E12]+[.B13]" office:value-type="float" office:value="95" calcext:value-type="float">
            <text:p>9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ell Votage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13]+[.B13]" office:value-type="float" office:value="13" calcext:value-type="float">
            <text:p>13</text:p>
          </table:table-cell>
          <table:table-cell table:style-name="ce3" table:formula="of:=[.D13]+[.B14]" office:value-type="float" office:value="55" calcext:value-type="float">
            <text:p>55</text:p>
          </table:table-cell>
          <table:table-cell table:style-name="ce3" table:formula="of:=[.E13]+[.B14]" office:value-type="float" office:value="97" calcext:value-type="float">
            <text:p>9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in discharge voltage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14]+[.B14]" office:value-type="float" office:value="15" calcext:value-type="float">
            <text:p>15</text:p>
          </table:table-cell>
          <table:table-cell table:style-name="ce3" table:formula="of:=[.D14]+[.B15]" office:value-type="float" office:value="57" calcext:value-type="float">
            <text:p>57</text:p>
          </table:table-cell>
          <table:table-cell table:style-name="ce3" table:formula="of:=[.E14]+[.B15]" office:value-type="float" office:value="99" calcext:value-type="float">
            <text:p>9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ckle Voltage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15]+[.B15]" office:value-type="float" office:value="17" calcext:value-type="float">
            <text:p>17</text:p>
          </table:table-cell>
          <table:table-cell table:style-name="ce3" table:formula="of:=[.D15]+[.B16]" office:value-type="float" office:value="59" calcext:value-type="float">
            <text:p>59</text:p>
          </table:table-cell>
          <table:table-cell table:style-name="ce3" table:formula="of:=[.E15]+[.B16]" office:value-type="float" office:value="101" calcext:value-type="float">
            <text:p>10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ckle Current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16]+[.B16]" office:value-type="float" office:value="19" calcext:value-type="float">
            <text:p>19</text:p>
          </table:table-cell>
          <table:table-cell table:style-name="ce3" table:formula="of:=[.D16]+[.B17]" office:value-type="float" office:value="61" calcext:value-type="float">
            <text:p>61</text:p>
          </table:table-cell>
          <table:table-cell table:style-name="ce3" table:formula="of:=[.E16]+[.B17]" office:value-type="float" office:value="103" calcext:value-type="float">
            <text:p>10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ax Time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17]+[.B17]" office:value-type="float" office:value="21" calcext:value-type="float">
            <text:p>21</text:p>
          </table:table-cell>
          <table:table-cell table:style-name="ce3" table:formula="of:=[.D17]+[.B18]" office:value-type="float" office:value="63" calcext:value-type="float">
            <text:p>63</text:p>
          </table:table-cell>
          <table:table-cell table:style-name="ce3" table:formula="of:=[.E17]+[.B18]" office:value-type="float" office:value="105" calcext:value-type="float">
            <text:p>10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emp</text:p>
          </table:table-cell>
          <table:table-cell table:style-name="ce16" office:value-type="float" office:value="1" calcext:value-type="float">
            <text:p>1</text:p>
          </table:table-cell>
          <table:table-cell table:style-name="ce3" table:formula="of:=[.C18]+[.B18]" office:value-type="float" office:value="23" calcext:value-type="float">
            <text:p>23</text:p>
          </table:table-cell>
          <table:table-cell table:style-name="ce3" table:formula="of:=[.D18]+[.B19]" office:value-type="float" office:value="64" calcext:value-type="float">
            <text:p>64</text:p>
          </table:table-cell>
          <table:table-cell table:style-name="ce3" table:formula="of:=[.E18]+[.B19]" office:value-type="float" office:value="106" calcext:value-type="float">
            <text:p>10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1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19]+[.B19]" office:value-type="float" office:value="24" calcext:value-type="float">
            <text:p>24</text:p>
          </table:table-cell>
          <table:table-cell table:style-name="ce3" table:formula="of:=[.D19]+[.B20]" office:value-type="float" office:value="66" calcext:value-type="float">
            <text:p>66</text:p>
          </table:table-cell>
          <table:table-cell table:style-name="ce3" table:formula="of:=[.E19]+[.B20]" office:value-type="float" office:value="108" calcext:value-type="float">
            <text:p>10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1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0]+[.B20]" office:value-type="float" office:value="26" calcext:value-type="float">
            <text:p>26</text:p>
          </table:table-cell>
          <table:table-cell table:style-name="ce3" table:formula="of:=[.D20]+[.B21]" office:value-type="float" office:value="68" calcext:value-type="float">
            <text:p>68</text:p>
          </table:table-cell>
          <table:table-cell table:style-name="ce3" table:formula="of:=[.E20]+[.B21]" office:value-type="float" office:value="110" calcext:value-type="float">
            <text:p>11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2 (mA)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1]+[.B21]" office:value-type="float" office:value="28" calcext:value-type="float">
            <text:p>28</text:p>
          </table:table-cell>
          <table:table-cell table:style-name="ce3" table:formula="of:=[.D21]+[.B22]" office:value-type="float" office:value="70" calcext:value-type="float">
            <text:p>70</text:p>
          </table:table-cell>
          <table:table-cell table:style-name="ce3" table:formula="of:=[.E21]+[.B22]" office:value-type="float" office:value="112" calcext:value-type="float">
            <text:p>11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2 (mA)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2]+[.B22]" office:value-type="float" office:value="30" calcext:value-type="float">
            <text:p>30</text:p>
          </table:table-cell>
          <table:table-cell table:style-name="ce3" table:formula="of:=[.D22]+[.B23]" office:value-type="float" office:value="72" calcext:value-type="float">
            <text:p>72</text:p>
          </table:table-cell>
          <table:table-cell table:style-name="ce3" table:formula="of:=[.E22]+[.B23]" office:value-type="float" office:value="114" calcext:value-type="float">
            <text:p>11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2 %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3]+[.B23]" office:value-type="float" office:value="32" calcext:value-type="float">
            <text:p>32</text:p>
          </table:table-cell>
          <table:table-cell table:style-name="ce3" table:formula="of:=[.D23]+[.B24]" office:value-type="float" office:value="74" calcext:value-type="float">
            <text:p>74</text:p>
          </table:table-cell>
          <table:table-cell table:style-name="ce3" table:formula="of:=[.E23]+[.B24]" office:value-type="float" office:value="116" calcext:value-type="float">
            <text:p>1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2 %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4]+[.B24]" office:value-type="float" office:value="34" calcext:value-type="float">
            <text:p>34</text:p>
          </table:table-cell>
          <table:table-cell table:style-name="ce3" table:formula="of:=[.D24]+[.B25]" office:value-type="float" office:value="76" calcext:value-type="float">
            <text:p>76</text:p>
          </table:table-cell>
          <table:table-cell table:style-name="ce3" table:formula="of:=[.E24]+[.B25]" office:value-type="float" office:value="118" calcext:value-type="float">
            <text:p>11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3 (mA)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5]+[.B25]" office:value-type="float" office:value="36" calcext:value-type="float">
            <text:p>36</text:p>
          </table:table-cell>
          <table:table-cell table:style-name="ce3" table:formula="of:=[.D25]+[.B26]" office:value-type="float" office:value="78" calcext:value-type="float">
            <text:p>78</text:p>
          </table:table-cell>
          <table:table-cell table:style-name="ce3" table:formula="of:=[.E25]+[.B26]" office:value-type="float" office:value="120" calcext:value-type="float">
            <text:p>12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3 (mA)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6]+[.B26]" office:value-type="float" office:value="38" calcext:value-type="float">
            <text:p>38</text:p>
          </table:table-cell>
          <table:table-cell table:style-name="ce3" table:formula="of:=[.D26]+[.B27]" office:value-type="float" office:value="80" calcext:value-type="float">
            <text:p>80</text:p>
          </table:table-cell>
          <table:table-cell table:style-name="ce3" table:formula="of:=[.E26]+[.B27]" office:value-type="float" office:value="122" calcext:value-type="float">
            <text:p>12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3 %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7]+[.B27]" office:value-type="float" office:value="40" calcext:value-type="float">
            <text:p>40</text:p>
          </table:table-cell>
          <table:table-cell table:style-name="ce3" table:formula="of:=[.D27]+[.B28]" office:value-type="float" office:value="82" calcext:value-type="float">
            <text:p>82</text:p>
          </table:table-cell>
          <table:table-cell table:style-name="ce3" table:formula="of:=[.E27]+[.B28]" office:value-type="float" office:value="124" calcext:value-type="float">
            <text:p>12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3 %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8]+[.B28]" office:value-type="float" office:value="42" calcext:value-type="float">
            <text:p>42</text:p>
          </table:table-cell>
          <table:table-cell table:style-name="ce3" table:formula="of:=[.D28]+[.B29]" office:value-type="float" office:value="84" calcext:value-type="float">
            <text:p>84</text:p>
          </table:table-cell>
          <table:table-cell table:style-name="ce3" table:formula="of:=[.E28]+[.B29]" office:value-type="float" office:value="126" calcext:value-type="float">
            <text:p>12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4 (mA)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9]+[.B29]" office:value-type="float" office:value="44" calcext:value-type="float">
            <text:p>44</text:p>
          </table:table-cell>
          <table:table-cell table:style-name="ce3" table:formula="of:=[.D29]+[.B30]" office:value-type="float" office:value="86" calcext:value-type="float">
            <text:p>86</text:p>
          </table:table-cell>
          <table:table-cell table:style-name="ce3" table:formula="of:=[.E29]+[.B30]" office:value-type="float" office:value="128" calcext:value-type="float">
            <text:p>12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4 (mA)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30]+[.B30]" office:value-type="float" office:value="46" calcext:value-type="float">
            <text:p>46</text:p>
          </table:table-cell>
          <table:table-cell table:style-name="ce3" table:formula="of:=[.D30]+[.B31]" office:value-type="float" office:value="88" calcext:value-type="float">
            <text:p>88</text:p>
          </table:table-cell>
          <table:table-cell table:style-name="ce3" table:formula="of:=[.E30]+[.B31]" office:value-type="float" office:value="130" calcext:value-type="float">
            <text:p>13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4 %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31]+[.B31]" office:value-type="float" office:value="48" calcext:value-type="float">
            <text:p>48</text:p>
          </table:table-cell>
          <table:table-cell table:style-name="ce3" table:formula="of:=[.D31]+[.B32]" office:value-type="float" office:value="90" calcext:value-type="float">
            <text:p>90</text:p>
          </table:table-cell>
          <table:table-cell table:style-name="ce3" table:formula="of:=[.E31]+[.B32]" office:value-type="float" office:value="132" calcext:value-type="float">
            <text:p>13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4 %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32]+[.B32]" office:value-type="float" office:value="50" calcext:value-type="float">
            <text:p>50</text:p>
          </table:table-cell>
          <table:table-cell table:style-name="ce3" table:formula="of:=[.D32]+[.B33]" office:value-type="float" office:value="92" calcext:value-type="float">
            <text:p>92</text:p>
          </table:table-cell>
          <table:table-cell table:style-name="ce3" table:formula="of:=[.E32]+[.B33]" office:value-type="float" office:value="134" calcext:value-type="float">
            <text:p>134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3">
          <table:table-cell table:style-name="ce10" office:value-type="string" calcext:value-type="string">
            <text:p>Discharge Curves</text:p>
          </table:table-cell>
          <table:table-cell table:style-name="ce17" office:value-type="string" calcext:value-type="string">
            <text:p>Used bytes</text:p>
          </table:table-cell>
          <table:table-cell table:style-name="ce21" office:value-type="string" calcext:value-type="string">
            <text:p>Sample count</text:p>
          </table:table-cell>
          <table:table-cell table:style-name="ce21" office:value-type="string" calcext:value-type="string">
            <text:p>Cycles</text:p>
          </table:table-cell>
          <table:table-cell table:style-name="ce21"/>
          <table:table-cell table:style-name="ce21" office:value-type="string" calcext:value-type="string">
            <text:p>Signle me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tage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formula="of:=[.D38]*[.C38]*[.B38]" office:value-type="float" office:value="8192" calcext:value-type="float">
            <text:p>8192</text:p>
          </table:table-cell>
          <table:table-cell table:formula="of:=[.E38]+[.E39]" office:value-type="float" office:value="16384" calcext:value-type="float">
            <text:p>163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rrent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formula="of:=[.D39]*[.C39]*[.B39]" office:value-type="float" office:value="8192" calcext:value-type="float">
            <text:p>81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[h]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mple aqusition time [s]</text:p>
          </table:table-cell>
          <table:table-cell table:formula="of:=([.B40]*60*60)/[.C38]" office:value-type="float" office:value="21.09375" calcext:value-type="float">
            <text:p>21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1" office:value-type="string" calcext:value-type="string">
            <text:p>Parameters</text:p>
          </table:table-cell>
          <table:table-cell table:style-name="ce18"/>
          <table:table-cell table:style-name="ce22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1 Block [B]</text:p>
          </table:table-cell>
          <table:table-cell table:formula="of:=4*1024" office:value-type="float" office:value="4096" calcext:value-type="float">
            <text:p>4 0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ze of parameters table [B]</text:p>
          </table:table-cell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ells that need wear leveling [B]</text:p>
          </table:table-cell>
          <table:table-cell table:formula="of:=[.B44]/[.B45]-1" office:value-type="float" office:value="27.4444444444444" calcext:value-type="float">
            <text:p>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eeded Cells for wear leveling</text:p>
          </table:table-cell>
          <table:table-cell table:formula="of:=ROUNDUP([.B47]/8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 Cycle</text:p>
          </table:table-cell>
          <table:table-cell table:formula="of:=100000*[.B47]" office:value-type="float" office:value="2744444.44444444" calcext:value-type="float">
            <text:p>2 744 444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1" office:value-type="string" calcext:value-type="string">
            <text:p>Data</text:p>
          </table:table-cell>
          <table:table-cell table:style-name="ce18"/>
          <table:table-cell table:style-name="ce22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Avaible memory [B]</text:p>
          </table:table-cell>
          <table:table-cell table:formula="of:=[.I5]-[.B44]" office:value-type="float" office:value="520192" calcext:value-type="float">
            <text:p>520 1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ow many measurment without erase</text:p>
          </table:table-cell>
          <table:table-cell table:formula="of:=[.B52]/[.F38]" office:value-type="float" office:value="31.75" calcext:value-type="float">
            <text:p>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eeded Cells for wear leveling</text:p>
          </table:table-cell>
          <table:table-cell table:formula="of:=[.B53]/8" office:value-type="float" office:value="3.96875" calcext:value-type="float">
            <text:p>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 cycles (full measurments)</text:p>
          </table:table-cell>
          <table:table-cell table:formula="of:=[.B52]/[.F38]*100000" office:value-type="float" office:value="3175000" calcext:value-type="float">
            <text:p>3 175 000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12" office:value-type="string" calcext:value-type="string">
            <text:p>Memory Map</text:p>
          </table:table-cell>
          <table:table-cell table:style-name="ce19" office:value-type="string" calcext:value-type="string">
            <text:p>Address range [hex]</text:p>
          </table:table-cell>
          <table:table-cell table:style-name="ce12" office:value-type="string" calcext:value-type="string">
            <text:p>Address range [dec]</text:p>
          </table:table-cell>
          <table:table-cell table:style-name="ce25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Wear <text:span text:style-name="T1">leveling</text:span> for <text:span text:style-name="T1">parameters</text:span> start:</text:p>
          </table:table-cell>
          <table:table-cell table:formula="of:=&quot;0x&quot; &amp; DEC2HEX([.C59])" office:value-type="string" office:string-value="0x0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ear leveling for parameters end:</text:p>
          </table:table-cell>
          <table:table-cell table:formula="of:=&quot;0x&quot; &amp; DEC2HEX([.C60])" office:value-type="string" office:string-value="0xF" calcext:value-type="string">
            <text:p>0xF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ear leveing for measurment data start</text:p>
          </table:table-cell>
          <table:table-cell table:formula="of:=&quot;0x&quot; &amp; DEC2HEX([.C61])" office:value-type="string" office:string-value="0x10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ear leveing for measurment data end</text:p>
          </table:table-cell>
          <table:table-cell table:formula="of:=&quot;0x&quot; &amp; DEC2HEX([.C62])" office:value-type="string" office:string-value="0x1F" calcext:value-type="string">
            <text:p>0x1F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used Space start</text:p>
          </table:table-cell>
          <table:table-cell table:formula="of:=&quot;0x&quot; &amp; DEC2HEX([.C63])" office:value-type="string" office:string-value="0x20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used Space end</text:p>
          </table:table-cell>
          <table:table-cell table:formula="of:=&quot;0x&quot; &amp; DEC2HEX([.C64])" office:value-type="string" office:string-value="0x3F" calcext:value-type="string">
            <text:p>0x3F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Address for parameters data</text:p>
          </table:table-cell>
          <table:table-cell table:formula="of:=&quot;0x&quot; &amp; DEC2HEX([.C65])" office:value-type="string" office:string-value="0x40" calcext:value-type="string">
            <text:p>0x4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Address for parameters data</text:p>
          </table:table-cell>
          <table:table-cell table:formula="of:=&quot;0x&quot; &amp; DEC2HEX([.C66])" office:value-type="string" office:string-value="0x1000" calcext:value-type="string">
            <text:p>0x1000</text:p>
          </table:table-cell>
          <table:table-cell office:value-type="float" office:value="4096" calcext:value-type="float">
            <text:p>4096</text:p>
          </table:table-cell>
          <table:table-cell table:number-columns-repeated="6"/>
        </table:table-row>
        <table:table-row table:style-name="ro2" table:number-rows-repeated="104850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3:48:20.554000000</meta:creation-date>
    <meta:generator>LibreOffice/7.4.3.2$Windows_X86_64 LibreOffice_project/1048a8393ae2eeec98dff31b5c133c5f1d08b890</meta:generator>
    <dc:date>2024-03-11T14:47:54.071000000</dc:date>
    <meta:editing-duration>PT7H5M53S</meta:editing-duration>
    <meta:editing-cycles>29</meta:editing-cycles>
    <meta:document-statistic meta:table-count="1" meta:cell-count="208" meta:object-count="0"/>
  </office:meta>
</office:document-meta>
</file>